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erif"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98fa5" officeooo:paragraph-rsid="00098fa5" style:font-size-asian="11pt" style:font-size-complex="11pt"/>
    </style:style>
    <style:style style:name="P4" style:family="paragraph" style:parent-style-name="Standard">
      <style:text-properties fo:font-size="11pt" officeooo:rsid="00098fa5" officeooo:paragraph-rsid="000a883c" style:font-size-asian="11pt" style:font-size-complex="11pt"/>
    </style:style>
    <style:style style:name="P5" style:family="paragraph" style:parent-style-name="Standard">
      <style:text-properties officeooo:paragraph-rsid="000a883c"/>
    </style:style>
    <style:style style:name="P6" style:family="paragraph" style:parent-style-name="Standard">
      <style:text-properties officeooo:paragraph-rsid="000bc779"/>
    </style:style>
    <style:style style:name="T1" style:family="text">
      <style:text-properties style:font-name="serif"/>
    </style:style>
    <style:style style:name="T2" style:family="text">
      <style:text-properties fo:font-size="11pt" style:font-size-asian="11pt" style:font-size-complex="11pt"/>
    </style:style>
    <style:style style:name="T3" style:family="text">
      <style:text-properties fo:font-size="11pt" officeooo:rsid="00098fa5" style:font-size-asian="11pt" style:font-size-complex="11pt"/>
    </style:style>
    <style:style style:name="T4" style:family="text">
      <style:text-properties fo:font-size="11pt" officeooo:rsid="000a883c" style:font-size-asian="11pt" style:font-size-complex="11pt"/>
    </style:style>
    <style:style style:name="T5" style:family="text">
      <style:text-properties fo:font-size="11pt" officeooo:rsid="000bc779" style:font-size-asian="11pt" style:font-size-complex="11pt"/>
    </style:style>
    <style:style style:name="T6" style:family="text">
      <style:text-properties fo:font-size="11pt" officeooo:rsid="000dad30" style:font-size-asian="11pt" style:font-size-complex="11pt"/>
    </style:style>
    <style:style style:name="T7" style:family="text">
      <style:text-properties fo:font-size="11pt" officeooo:rsid="000e1ca9"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t has been shown that a “shallow” neural network with only one arbitrarily large hidden layer could approximate a function to any level of precision (Horniket al.,1989)</text:span></text:p>
      <text:p text:style-name="P2"/>
      <text:p text:style-name="P1">Deep architectures rarely appear in the machine learning literature; the vast majority of neural network research has focus ed on shallow architectures</text:p>
      <text:p text:style-name="P1">with a single hidden layer, because of the difficulty of training networks with more than 2 or 3 layers</text:p>
      <text:p text:style-name="P2"/>
      <text:p text:style-name="P6"><text:span text:style-name="T3">With this concept of Artificial Neural Network, we now have a much more framework to create models that can be trained to compute much more complex function than the ones computable with traditional machine learning algorithms. </text:span></text:p>
      <text:p text:style-name="P6"><text:span text:style-name="T4">There's still the need to define the training algorithm. To utilize the </text:span><text:span text:style-name="T5">usual</text:span><text:span text:style-name="T4"> gradient descent, it is necessary to compute the gradients of the loss function with respect to all the adjustable parameter of ANN. Th</text:span><text:span text:style-name="T5">ese gradients are</text:span><text:span text:style-name="T4"> usually computed using the </text:span><text:span text:style-name="T5">back-propagating</text:span><text:span text:style-name="T4"> algorithm. In this method, the </text:span><text:span text:style-name="T5">label is subtracted from the output value as an estimate of the gradient on the output layer. This value is then propagated backwards layer by layer applying the chain rule for derivatives, which will depend on the chosen activation functions. With the gradients estimated, the parameters are update in the way defined earlier in equation \ref{</text:span><text:span text:style-name="T2">eq:GD-update-rule</text:span><text:span text:style-name="T5">}</text:span></text:p>
      <text:p text:style-name="P2"/>
      <text:p text:style-name="P5"><text:span text:style-name="T5">But this framework</text:span><text:span text:style-name="T4"> leads to question of </text:span><text:span text:style-name="T5">how to define the model. In other words, </text:span><text:span text:style-name="T4">how to defi</text:span><text:span text:style-name="T5">ne </text:span><text:span text:style-name="T4">the architecture of the ANN, i.e., how many neurons should there be in the ANN and should they be connected? There are two basic topologies: shallow networks and deep networks. In shallow networks, there is at most one hidden layer, whereas a network is said to be deep if it has two or more hidden layers. This distinction </text:span><text:span text:style-name="T5">has </text:span><text:span text:style-name="T4">bec</text:span><text:span text:style-name="T5">o</text:span><text:span text:style-name="T4">me very important </text:span><text:span text:style-name="T5">over the last three decades</text:span><text:span text:style-name="T4">. On the one hand, it has been shown that a shallow ANN with only one arbitrarily large hidden layer could approximate a function to any level of precision (Horniket al.,1989). </text:span><text:span text:style-name="T6">However, this level of precision would only increase with exponentially increasing number of neurons, becoming computationally very demanding. On the other hand, d</text:span><text:span text:style-name="T4">eep neural networks are conceptually more interesting because each layer can be thought of as representation of the input in higher and higher level of abstraction, </text:span><text:span text:style-name="T5">approaching the way human</text:span><text:span text:style-name="T6">s</text:span><text:span text:style-name="T5"> perceive the world</text:span><text:span text:style-name="T4">. However </text:span><text:span text:style-name="T5">with the back-propagation and gradient descent with the usual sigmoid or tanh function </text:span><text:span text:style-name="T6">one could easily reach the problem of “vanishing gradients”, when the activation function saturated and the training wouldn't go any further. Moreover, even in cases </text:span><text:span text:style-name="T7">when</text:span><text:span text:style-name="T6"> training was possible deep networks were found to perform worse than shallow networks.</text:span></text:p>
      <text:p text:style-name="P4"/>
      <text:p text:style-name="P4">However, this comes at a price: there are many choice to be made such as the architecture of the ANN (how the neurons are arranged and connected) the activation function of each neuron, and the training algorithm.</text:p>
      <text:p text:style-name="P3"><text:span text:style-name="T1">ANNs with at most 1 hidden layer are said to be shallow. If we add more layers it is considered a Deep Neural Network.</text:span></text:p>
      <text:p text:style-name="P3"><text:span text:style-name="T1">It has been shown that a “shallow” neural network with only one arbitrarily large hidden layer could approximate a function to any level of precision (Horniket al.,19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02:14:28.685353423</meta:creation-date>
    <dc:date>2016-04-13T04:46:18.882748036</dc:date>
    <meta:editing-duration>PT41M28S</meta:editing-duration>
    <meta:editing-cycles>1</meta:editing-cycles>
    <meta:document-statistic meta:table-count="0" meta:image-count="0" meta:object-count="0" meta:page-count="1" meta:paragraph-count="9" meta:word-count="519" meta:character-count="3195" meta:non-whitespace-character-count="2684"/>
    <meta:generator>LibreOffice/4.2.8.2$Linux_X86_64 LibreOffice_project/420m0$Build-2</meta:generator>
  </office:meta>
</office:document-meta>
</file>